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text-properties officeooo:rsid="000a3b53" officeooo:paragraph-rsid="000a3b53"/>
    </style:style>
    <style:style style:name="P2" style:family="paragraph" style:parent-style-name="Standard">
      <style:text-properties officeooo:rsid="000a3b53" officeooo:paragraph-rsid="000c55f6"/>
    </style:style>
    <style:style style:name="P3" style:family="paragraph" style:parent-style-name="Standard">
      <style:text-properties officeooo:rsid="00125607" officeooo:paragraph-rsid="00125607"/>
    </style:style>
    <style:style style:name="P4" style:family="paragraph" style:parent-style-name="Standard">
      <style:text-properties officeooo:rsid="00125607" officeooo:paragraph-rsid="0022ffda"/>
    </style:style>
    <style:style style:name="P5" style:family="paragraph" style:parent-style-name="Standard">
      <style:text-properties officeooo:rsid="0018dbd0" officeooo:paragraph-rsid="0018dbd0"/>
    </style:style>
    <style:style style:name="P6" style:family="paragraph" style:parent-style-name="Standard">
      <style:text-properties officeooo:rsid="001aa365" officeooo:paragraph-rsid="001aa365"/>
    </style:style>
    <style:style style:name="P7" style:family="paragraph" style:parent-style-name="Standard">
      <style:text-properties officeooo:rsid="001aeaa7" officeooo:paragraph-rsid="0022ffda"/>
    </style:style>
    <style:style style:name="P8" style:family="paragraph" style:parent-style-name="Standard">
      <style:text-properties officeooo:paragraph-rsid="0022ffda"/>
    </style:style>
    <style:style style:name="P9" style:family="paragraph" style:parent-style-name="Standard">
      <style:text-properties officeooo:rsid="001bfd1d" officeooo:paragraph-rsid="0022ffda"/>
    </style:style>
    <style:style style:name="P10" style:family="paragraph" style:parent-style-name="Standard">
      <style:text-properties officeooo:rsid="002109c2" officeooo:paragraph-rsid="002109c2"/>
    </style:style>
    <style:style style:name="P11" style:family="paragraph" style:parent-style-name="Standard">
      <style:text-properties officeooo:rsid="002109c2" officeooo:paragraph-rsid="0022ffda"/>
    </style:style>
    <style:style style:name="P12" style:family="paragraph" style:parent-style-name="Standard">
      <style:text-properties officeooo:rsid="002171e9" officeooo:paragraph-rsid="002171e9"/>
    </style:style>
    <style:style style:name="P13" style:family="paragraph" style:parent-style-name="Standard">
      <style:text-properties officeooo:rsid="002171e9" officeooo:paragraph-rsid="0022ffda"/>
    </style:style>
    <style:style style:name="P14" style:family="paragraph" style:parent-style-name="Standard" style:list-style-name="L1">
      <style:text-properties officeooo:rsid="000a3b53" officeooo:paragraph-rsid="000bdef4"/>
    </style:style>
    <style:style style:name="P15" style:family="paragraph" style:parent-style-name="Standard">
      <style:text-properties officeooo:rsid="000d87fb" officeooo:paragraph-rsid="000ef36a"/>
    </style:style>
    <style:style style:name="P16" style:family="paragraph" style:parent-style-name="Standard" style:list-style-name="L2">
      <style:text-properties officeooo:paragraph-rsid="000ef36a"/>
    </style:style>
    <style:style style:name="P17" style:family="paragraph" style:parent-style-name="Standard" style:list-style-name="L3">
      <style:text-properties officeooo:rsid="0010e53a" officeooo:paragraph-rsid="0010e53a"/>
    </style:style>
    <style:style style:name="P18" style:family="paragraph" style:parent-style-name="Standard" style:list-style-name="L3">
      <style:text-properties officeooo:rsid="001d8dfb" officeooo:paragraph-rsid="001d8dfb"/>
    </style:style>
    <style:style style:name="P19" style:family="paragraph" style:parent-style-name="Standard" style:list-style-name="L4">
      <style:text-properties officeooo:paragraph-rsid="0022ffda"/>
    </style:style>
    <style:style style:name="P20" style:family="paragraph" style:parent-style-name="Standard" style:list-style-name="L4">
      <style:text-properties officeooo:paragraph-rsid="002ba700"/>
    </style:style>
    <style:style style:name="P21" style:family="paragraph" style:parent-style-name="Standard" style:list-style-name="L4">
      <style:text-properties officeooo:rsid="001c08fc" officeooo:paragraph-rsid="0022ffda"/>
    </style:style>
    <style:style style:name="P22" style:family="paragraph" style:parent-style-name="Standard" style:list-style-name="L4">
      <style:text-properties officeooo:rsid="001c08fc" officeooo:paragraph-rsid="002ba700"/>
    </style:style>
    <style:style style:name="P23" style:family="paragraph" style:parent-style-name="Standard" style:list-style-name="L4">
      <style:text-properties officeooo:rsid="001f28bb" officeooo:paragraph-rsid="0022ffda"/>
    </style:style>
    <style:style style:name="P24" style:family="paragraph" style:parent-style-name="Standard" style:list-style-name="L4">
      <style:text-properties officeooo:rsid="001f28bb" officeooo:paragraph-rsid="002ba700"/>
    </style:style>
    <style:style style:name="P25" style:family="paragraph" style:parent-style-name="Standard">
      <style:text-properties officeooo:rsid="001f28bb" officeooo:paragraph-rsid="002ba700"/>
    </style:style>
    <style:style style:name="P26" style:family="paragraph" style:parent-style-name="Standard">
      <style:text-properties officeooo:rsid="001f28bb" officeooo:paragraph-rsid="002bbe97"/>
    </style:style>
    <style:style style:name="P27" style:family="paragraph" style:parent-style-name="Standard" style:list-style-name="L4">
      <style:text-properties officeooo:rsid="001b8cac" officeooo:paragraph-rsid="002ba700"/>
    </style:style>
    <style:style style:name="P28" style:family="paragraph" style:parent-style-name="Standard">
      <style:text-properties officeooo:rsid="002109c2" officeooo:paragraph-rsid="00212f57"/>
    </style:style>
    <style:style style:name="P29" style:family="paragraph" style:parent-style-name="Standard">
      <style:text-properties officeooo:rsid="002109c2" officeooo:paragraph-rsid="0022ffda"/>
    </style:style>
    <style:style style:name="P30" style:family="paragraph" style:parent-style-name="Standard">
      <style:text-properties officeooo:rsid="002109c2" officeooo:paragraph-rsid="002ea69d"/>
    </style:style>
    <style:style style:name="P31" style:family="paragraph" style:parent-style-name="Standard">
      <style:text-properties officeooo:rsid="002b31e8" officeooo:paragraph-rsid="002b31e8"/>
    </style:style>
    <style:style style:name="P32" style:family="paragraph" style:parent-style-name="Standard">
      <style:text-properties officeooo:rsid="001aeaa7" officeooo:paragraph-rsid="002b31e8"/>
    </style:style>
    <style:style style:name="P33" style:family="paragraph" style:parent-style-name="Standard">
      <style:text-properties officeooo:rsid="001aa365" officeooo:paragraph-rsid="002b31e8"/>
    </style:style>
    <style:style style:name="P34" style:family="paragraph" style:parent-style-name="Standard">
      <style:text-properties officeooo:rsid="002171e9" officeooo:paragraph-rsid="002171e9"/>
    </style:style>
    <style:style style:name="P35" style:family="paragraph" style:parent-style-name="Standard">
      <style:text-properties officeooo:rsid="002171e9" officeooo:paragraph-rsid="002b31e8"/>
    </style:style>
    <style:style style:name="P36" style:family="paragraph" style:parent-style-name="Standard">
      <style:text-properties officeooo:rsid="002ba700" officeooo:paragraph-rsid="002ba700"/>
    </style:style>
    <style:style style:name="P37" style:family="paragraph" style:parent-style-name="Standard" style:list-style-name="L5">
      <style:text-properties officeooo:rsid="002bbe97" officeooo:paragraph-rsid="002bbe97"/>
    </style:style>
    <style:style style:name="P38" style:family="paragraph" style:parent-style-name="Standard">
      <style:text-properties officeooo:rsid="00125607" officeooo:paragraph-rsid="002ea69d"/>
    </style:style>
    <style:style style:name="P39" style:family="paragraph" style:parent-style-name="Standard">
      <style:text-properties officeooo:rsid="00125607" officeooo:paragraph-rsid="0033ba6d"/>
    </style:style>
    <style:style style:name="P40" style:family="paragraph" style:parent-style-name="Standard">
      <style:text-properties officeooo:rsid="002ea69d" officeooo:paragraph-rsid="002ea69d"/>
    </style:style>
    <style:style style:name="P41" style:family="paragraph" style:parent-style-name="Standard">
      <style:text-properties officeooo:rsid="00304a41" officeooo:paragraph-rsid="00304a41"/>
    </style:style>
    <style:style style:name="P42" style:family="paragraph" style:parent-style-name="Standard">
      <style:text-properties officeooo:rsid="0031fe3b" officeooo:paragraph-rsid="0031fe3b"/>
    </style:style>
    <style:style style:name="P43" style:family="paragraph" style:parent-style-name="Standard">
      <style:text-properties officeooo:rsid="0031fe3b" officeooo:paragraph-rsid="005546d5"/>
    </style:style>
    <style:style style:name="P44" style:family="paragraph" style:parent-style-name="Standard">
      <style:text-properties officeooo:paragraph-rsid="000c723d"/>
    </style:style>
    <style:style style:name="P45" style:family="paragraph" style:parent-style-name="Standard" style:list-style-name="L3">
      <style:text-properties fo:color="#000000" loext:opacity="100%" officeooo:rsid="003a8e7f" officeooo:paragraph-rsid="003a8e7f"/>
    </style:style>
    <style:style style:name="P46" style:family="paragraph" style:parent-style-name="Standard">
      <style:text-properties fo:color="#000000" loext:opacity="100%" officeooo:rsid="003a8e7f" officeooo:paragraph-rsid="003a8e7f"/>
    </style:style>
    <style:style style:name="P47" style:family="paragraph" style:parent-style-name="Standard" style:list-style-name="L4">
      <style:text-properties fo:color="#000000" loext:opacity="100%" officeooo:rsid="00416120" officeooo:paragraph-rsid="00416120"/>
    </style:style>
    <style:style style:name="P48" style:family="paragraph" style:parent-style-name="Standard" style:list-style-name="L4">
      <style:text-properties officeooo:rsid="003f6ce5" officeooo:paragraph-rsid="003f6ce5"/>
    </style:style>
    <style:style style:name="P49" style:family="paragraph" style:parent-style-name="Standard">
      <style:text-properties officeooo:paragraph-rsid="00457964"/>
    </style:style>
    <style:style style:name="P50" style:family="paragraph" style:parent-style-name="Standard">
      <style:text-properties officeooo:rsid="004c492c" officeooo:paragraph-rsid="004c492c"/>
    </style:style>
    <style:style style:name="P51" style:family="paragraph" style:parent-style-name="Standard">
      <style:text-properties officeooo:rsid="004c492c" officeooo:paragraph-rsid="004dc1ea"/>
    </style:style>
    <style:style style:name="P52" style:family="paragraph" style:parent-style-name="Standard">
      <style:text-properties officeooo:rsid="005466b0" officeooo:paragraph-rsid="005466b0"/>
    </style:style>
    <style:style style:name="P53" style:family="paragraph" style:parent-style-name="Standard">
      <style:text-properties officeooo:rsid="005546d5" officeooo:paragraph-rsid="005546d5"/>
    </style:style>
    <style:style style:name="P54" style:family="paragraph" style:parent-style-name="Standard" style:list-style-name="L6">
      <style:text-properties officeooo:rsid="005546d5" officeooo:paragraph-rsid="005546d5"/>
    </style:style>
    <style:style style:name="T1" style:family="text">
      <style:text-properties officeooo:rsid="000a3b53"/>
    </style:style>
    <style:style style:name="T2" style:family="text">
      <style:text-properties officeooo:rsid="000bdef4"/>
    </style:style>
    <style:style style:name="T3" style:family="text">
      <style:text-properties fo:font-weight="bold" style:font-weight-asian="bold" style:font-weight-complex="bold"/>
    </style:style>
    <style:style style:name="T4" style:family="text">
      <style:text-properties fo:font-weight="normal" officeooo:rsid="000c55f6" style:font-weight-asian="normal" style:font-weight-complex="normal"/>
    </style:style>
    <style:style style:name="T5" style:family="text">
      <style:text-properties officeooo:rsid="000c723d"/>
    </style:style>
    <style:style style:name="T6" style:family="text">
      <style:text-properties officeooo:rsid="000d87fb"/>
    </style:style>
    <style:style style:name="T7" style:family="text">
      <style:text-properties officeooo:rsid="0010e53a"/>
    </style:style>
    <style:style style:name="T8" style:family="text">
      <style:text-properties officeooo:rsid="00176320"/>
    </style:style>
    <style:style style:name="T9" style:family="text">
      <style:text-properties officeooo:rsid="001aa365"/>
    </style:style>
    <style:style style:name="T10" style:family="text">
      <style:text-properties officeooo:rsid="001aeaa7"/>
    </style:style>
    <style:style style:name="T11" style:family="text">
      <style:text-properties officeooo:rsid="001af395"/>
    </style:style>
    <style:style style:name="T12" style:family="text">
      <style:text-properties officeooo:rsid="001f28bb"/>
    </style:style>
    <style:style style:name="T13" style:family="text">
      <style:text-properties officeooo:rsid="002109c2"/>
    </style:style>
    <style:style style:name="T14" style:family="text">
      <style:text-properties officeooo:rsid="00212f57"/>
    </style:style>
    <style:style style:name="T15" style:family="text">
      <style:text-properties officeooo:rsid="002171e9"/>
    </style:style>
    <style:style style:name="T16" style:family="text">
      <style:text-properties officeooo:rsid="0022ffda"/>
    </style:style>
    <style:style style:name="T17" style:family="text">
      <style:text-properties officeooo:rsid="00243748"/>
    </style:style>
    <style:style style:name="T18" style:family="text">
      <style:text-properties officeooo:rsid="002579be"/>
    </style:style>
    <style:style style:name="T19" style:family="text">
      <style:text-properties officeooo:rsid="002865bc"/>
    </style:style>
    <style:style style:name="T20" style:family="text">
      <style:text-properties officeooo:rsid="002b31e8"/>
    </style:style>
    <style:style style:name="T21" style:family="text">
      <style:text-properties officeooo:rsid="002ba700"/>
    </style:style>
    <style:style style:name="T22" style:family="text">
      <style:text-properties officeooo:rsid="002bbe97"/>
    </style:style>
    <style:style style:name="T23" style:family="text">
      <style:text-properties officeooo:rsid="002ce4de"/>
    </style:style>
    <style:style style:name="T24" style:family="text">
      <style:text-properties officeooo:rsid="002ea69d"/>
    </style:style>
    <style:style style:name="T25" style:family="text">
      <style:text-properties officeooo:rsid="0037d4f4"/>
    </style:style>
    <style:style style:name="T26" style:family="text">
      <style:text-properties officeooo:rsid="003aeafa"/>
    </style:style>
    <style:style style:name="T27" style:family="text">
      <style:text-properties officeooo:rsid="003edb48"/>
    </style:style>
    <style:style style:name="T28" style:family="text">
      <style:text-properties officeooo:rsid="00443af8"/>
    </style:style>
    <style:style style:name="T29" style:family="text">
      <style:text-properties officeooo:rsid="00457964"/>
    </style:style>
    <style:style style:name="T30" style:family="text">
      <style:text-properties officeooo:rsid="0046f194"/>
    </style:style>
    <style:style style:name="T31" style:family="text">
      <style:text-properties officeooo:rsid="00497285"/>
    </style:style>
    <style:style style:name="T32" style:family="text">
      <style:text-properties officeooo:rsid="004dc1ea"/>
    </style:style>
    <style:style style:name="T33" style:family="text">
      <style:text-properties officeooo:rsid="0050c1d2"/>
    </style:style>
    <style:style style:name="T34" style:family="text">
      <style:text-properties officeooo:rsid="005145d5"/>
    </style:style>
    <style:style style:name="T35" style:family="text">
      <style:text-properties officeooo:rsid="005272d1"/>
    </style:style>
    <style:style style:name="T36" style:family="text">
      <style:text-properties officeooo:rsid="00534168"/>
    </style:style>
    <style:style style:name="T37" style:family="text">
      <style:text-properties officeooo:rsid="00551d76"/>
    </style:style>
    <style:style style:name="T38" style:family="text">
      <style:text-properties officeooo:rsid="005546d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ebungsblatt 3</text:p>
      <text:p text:style-name="P1"/>
      <text:p text:style-name="P1">Aufgabe 2</text:p>
      <text:p text:style-name="P1"/>
      <text:p text:style-name="P2">a)<text:span text:style-name="T3"> </text:span></text:p>
      <text:p text:style-name="P2"><text:span text:style-name="T4">i) </text:span><text:span text:style-name="T3">one-tailed</text:span></text:p>
      <text:p text:style-name="P1">Elaboration:</text:p>
      <text:list xml:id="list2404683936" text:style-name="L1">
        <text:list-item>
          <text:p text:style-name="P14">one-tailed: the alternative hypothesis: the reaction time is shorter in the control grou<text:span text:style-name="T2">p K than that in the group B.</text:span></text:p>
        </text:list-item>
      </text:list>
      <text:p text:style-name="P1"/>
      <text:p text:style-name="P44"><text:span text:style-name="T5">ii) </text:span><text:span text:style-name="T12">one-tailed Wilcoxon signed-rank test</text:span><text:span text:style-name="T1"> for independent sample</text:span><text:span text:style-name="T26">s</text:span></text:p>
      <text:p text:style-name="P15">Justification:</text:p>
      <text:list xml:id="list322570226" text:style-name="L2">
        <text:list-item>
          <text:p text:style-name="P16"><text:span text:style-name="T7">The sample contains a small number of observations </text:span><text:span text:style-name="T25">(&lt; 20)</text:span><text:span text:style-name="T7"> which makes it difficult to make an assumption about the normality of the data distribution. In this case a non-parametric alternative of a t-test is preferable.</text:span></text:p>
        </text:list-item>
      </text:list>
      <text:list xml:id="list1283658935" text:style-name="L3">
        <text:list-item>
          <text:p text:style-name="P17">The control group K has an outlier with the value 0.91 which can also be taken as a signal of taking a non-parametric test given the size of the sample.</text:p>
        </text:list-item>
        <text:list-item>
          <text:p text:style-name="P18">The individuals are different in each group → the observations are independent.</text:p>
        </text:list-item>
        <text:list-item>
          <text:p text:style-name="P45">The sample size is too small to test for variance</text:p>
        </text:list-item>
      </text:list>
      <text:p text:style-name="P46"/>
      <text:p text:style-name="P39"><text:span text:style-name="T8">i</text:span>ii) <text:span text:style-name="T8">The test statistic of </text:span><text:span text:style-name="T27">60</text:span><text:span text:style-name="T8"> is show</text:span><text:span text:style-name="T27">n not</text:span><text:span text:style-name="T8"> to be statistically significant (p=0.0549), </text:span><text:span text:style-name="T27">indicating that alcohol consumption does not significantly increase reaction time.</text:span></text:p>
      <text:p text:style-name="P39"/>
      <text:p text:style-name="P5">b)</text:p>
      <text:p text:style-name="P8"><text:span text:style-name="T16">i</text:span><text:span text:style-name="T15">) </text:span><text:span text:style-name="T9">the visual representation of data for both true and forged bank notes can be found below. Based on the boxplot, the bottom part of </text:span><text:span text:style-name="T16">the</text:span><text:span text:style-name="T9"> bank note</text:span><text:span text:style-name="T16">s</text:span><text:span text:style-name="T9"> is on average more narrow than the the top:</text:span></text:p>
      <text:p text:style-name="P13"/>
      <text:p text:style-name="P13"><text:tab/>mean top width = 10.<text:span text:style-name="T16">65</text:span></text:p>
      <text:p text:style-name="P8"><text:span text:style-name="T15"><text:tab/>mean bottom width = </text:span><text:span text:style-name="T16">9.418</text:span></text:p>
      <text:p text:style-name="P13"/>
      <text:p text:style-name="P7">The choice of the test was based on the following observations:</text:p>
      <text:p text:style-name="P7"/>
      <text:list xml:id="list2435750532" text:style-name="L4">
        <text:list-item>
          <text:p text:style-name="P19"><text:span text:style-name="T10">the </text:span><text:span text:style-name="T11">normality </text:span><text:span text:style-name="T10">assumption is violated </text:span><text:span text:style-name="T17">for the bottom width:</text:span><text:span text:style-name="T10"> </text:span><text:span text:style-name="T6">scipy.stats.normaltest </text:span><text:span text:style-name="T18">yielded p=2.12e-10 </text:span><text:span text:style-name="T6">→</text:span><text:span text:style-name="T10"> the null hypothesis of normal distribution can be rejected).</text:span></text:p>
        </text:list-item>
        <text:list-item>
          <text:p text:style-name="P48">Based on the obseravtion above, the samples have different distributions.</text:p>
        </text:list-item>
        <text:list-item>
          <text:p text:style-name="P21">The observations in the groups are <text:span text:style-name="T28">paired</text:span></text:p>
        </text:list-item>
        <text:list-item>
          <text:p text:style-name="P23">There is no hypothesis on which group has a significantly greater/smaller difference between the bottom and the top width.</text:p>
        </text:list-item>
        <text:list-item>
          <text:p text:style-name="P47">The samples have inequal variance: the test for variance equality by scipy.stats.levene() yielded the p-value of 2.84e-21 that enables us to reject the null hypothesis of equal variance.</text:p>
        </text:list-item>
      </text:list>
      <text:p text:style-name="P9"/>
      <text:p text:style-name="P49"><text:span text:style-name="T12">The test choice: two-tailed </text:span>Kolmogorov-Smirnov Test</text:p>
      <text:p text:style-name="P11">Results:</text:p>
      <text:p text:style-name="P11"/>
      <text:p text:style-name="P11">statistic <text:span text:style-name="T31">=</text:span> <text:span text:style-name="T29">0.5</text:span></text:p>
      <text:p text:style-name="P11">p-value <text:span text:style-name="T31">=</text:span> 4.3<text:span text:style-name="T29">6</text:span>e-23</text:p>
      <text:p text:style-name="P4"/>
      <text:p text:style-name="P8"><text:span text:style-name="T13">The p-value </text:span><text:span text:style-name="T30">indicates that </text:span><text:span text:style-name="T19">the result</text:span><text:span text:style-name="T13"> statistically significant. We can reject the null hypothesis of no difference between the top and bottom width.</text:span></text:p>
      <text:p text:style-name="P11">Conclusion: the top width is on average different from the bottom width of a bank note.</text:p>
      <text:p text:style-name="P11"><text:soft-page-break/></text:p>
      <text:p text:style-name="P6"><text:span text:style-name="T14">ii</text:span>) the visual representation of data for both true and forged bank notes can be found below. Based on the boxplot, the bottom part of both true and forged bank noted is on average more narrow than the top. <text:span text:style-name="T10">This difference is even more apparent for the true bank notes:</text:span></text:p>
      <text:p text:style-name="P6"/>
      <text:p text:style-name="P12">True bank notes:</text:p>
      <text:p text:style-name="P12"><text:tab/>mean top width = 10.168</text:p>
      <text:p text:style-name="P12"><text:tab/>mean bottom width = 8.305</text:p>
      <text:p text:style-name="P12">Forged bank notes:</text:p>
      <text:p text:style-name="P12"><text:tab/>mean top width = 11.133</text:p>
      <text:p text:style-name="P12"><text:tab/>mean bottom width = 10.53</text:p>
      <text:p text:style-name="P12"/>
      <text:p text:style-name="P50">The results of the <text:span text:style-name="T12">two-tailed </text:span>Kolmogorov-Smirnov Test for true bank notes:</text:p>
      <text:p text:style-name="P50"><text:tab/>test statistic: 0.88</text:p>
      <text:p text:style-name="P50"><text:tab/>p-value: 1.349e-40</text:p>
      <text:p text:style-name="P50">The results of the <text:span text:style-name="T12">two-tailed </text:span>Kolmogorov-Smirnov Test for forged bank notes:</text:p>
      <text:p text:style-name="P51"><text:tab/>test statistic: 0.<text:span text:style-name="T32">35</text:span></text:p>
      <text:p text:style-name="P50"><text:tab/>p-value: 7.85e-06</text:p>
      <text:p text:style-name="P3"/>
      <text:p text:style-name="P10">The p-values in both groups are <text:span text:style-name="T33">considerably </text:span>below the alpha level of 0.05 and thus statistically significant. We can reject the null hypothesis of no difference between the top and bottom width for both true and forged bank notes.</text:p>
      <text:p text:style-name="P10">Conclusion: the top width is on average different from the bottom width of a bank note.</text:p>
      <text:p text:style-name="P10"/>
      <text:p text:style-name="P28"/>
      <text:p text:style-name="P31">c)</text:p>
      <text:p text:style-name="P31"><text:span text:style-name="T34">i</text:span>) <text:span text:style-name="T9">the visual representation of data for </text:span>the duration of stay in Clinic 1 and Clinic 2<text:span text:style-name="T9"> can be found below. Based on the boxplot, </text:span>the mean values for both datasets are significantly below 500:</text:p>
      <text:p text:style-name="P33"/>
      <text:p text:style-name="P35"><text:span text:style-name="T20">Mean duration of stay in C</text:span><text:span text:style-name="T22">l</text:span><text:span text:style-name="T20">inic 1</text:span>: <text:span text:style-name="T20">360.9</text:span></text:p>
      <text:p text:style-name="P35"><text:span text:style-name="T20">Mean duration of stay in C</text:span><text:span text:style-name="T22">l</text:span><text:span text:style-name="T20">inic 2</text:span>: <text:span text:style-name="T20">278.3</text:span></text:p>
      <text:p text:style-name="P35"/>
      <text:p text:style-name="P32">The choice of the test was based on the following observations:</text:p>
      <text:list xml:id="list4050689826" text:style-name="L5">
        <text:list-item>
          <text:p text:style-name="P37">a test is performed on each sample separately as they are not compared to each other.</text:p>
        </text:list-item>
      </text:list>
      <text:list xml:id="list233432821803241" text:continue-list="list2435750532" text:style-name="L4">
        <text:list-item>
          <text:p text:style-name="P20"><text:span text:style-name="T21">according to the results of the normality test (</text:span><text:span text:style-name="T6">scipy.stats.normaltest</text:span><text:span text:style-name="T21">), both samples are non-normally distributed:</text:span></text:p>
        </text:list-item>
      </text:list>
      <text:p text:style-name="P36">p-value for the duration of stay in Clinic 1: 0.0007</text:p>
      <text:p text:style-name="P36">p-value for the duration of stay in Clinic 2: 0.0194</text:p>
      <text:p text:style-name="P36">(the null hypothesis of <text:span text:style-name="T6">scipy.stats.normaltest </text:span>is that data is normally distributed)</text:p>
      <text:p text:style-name="P36"/>
      <text:list xml:id="list233431168031592" text:continue-numbering="true" text:style-name="L4">
        <text:list-item>
          <text:p text:style-name="P27"><text:span text:style-name="T22">There is an outlier in the sample for Clinic 2 (878 days). Given the size of the sample (28 entries), the outlier is expected to have a certain influence on the data behavior.</text:span></text:p>
          <text:p text:style-name="P22"/>
        </text:list-item>
        <text:list-item>
          <text:p text:style-name="P24">The <text:span text:style-name="T22">alternative hypothesis states that the means in each sample is smaller than a certain value (in our case, 500 days)</text:span>.</text:p>
        </text:list-item>
      </text:list>
      <text:p text:style-name="P25"/>
      <text:p text:style-name="P26">The test choice: <text:span text:style-name="T24">one-sample </text:span><text:span text:style-name="T22">non-parametric one-tailed </text:span><text:span text:style-name="T23">Wilcoxon signed-rank test.</text:span></text:p>
      <text:p text:style-name="P26"/>
      <text:p text:style-name="P30">Results:</text:p>
      <text:p text:style-name="P40">Clinic 1</text:p>
      <text:p text:style-name="P30">statistic: 1631.0</text:p>
      <text:p text:style-name="P30">p-value: 3.0153305796338336e-08</text:p>
      <text:p text:style-name="P30"><text:soft-page-break/></text:p>
      <text:p text:style-name="P40">Clini<text:span text:style-name="T35">c </text:span>2</text:p>
      <text:p text:style-name="P30">statistic: 37.0</text:p>
      <text:p text:style-name="P30">p-value: 7.828079811404817e-05</text:p>
      <text:p text:style-name="P30"/>
      <text:p text:style-name="P41">Both results are statistically significant (both p-values are considerable below the alpha level of 0.05). Thus, the null hypothesis of no difference between the assumed mean of 500 days and the actual means in both samples can be rejected → the average stay in each clinic is statistically less than 500 days.</text:p>
      <text:p text:style-name="P41"/>
      <text:p text:style-name="P43">II) <text:span text:style-name="T12">The test choice: </text:span><text:span text:style-name="T24">one-sample </text:span><text:span text:style-name="T38">t-test.</text:span></text:p>
      <text:p text:style-name="P53">Justification:</text:p>
      <text:list xml:id="list80202412" text:style-name="L6">
        <text:list-item>
          <text:p text:style-name="P54">normal data distribution</text:p>
        </text:list-item>
        <text:list-item>
          <text:p text:style-name="P54"/>
        </text:list-item>
      </text:list>
      <text:p text:style-name="P42">statisic = 2.9<text:span text:style-name="T36">5</text:span></text:p>
      <text:p text:style-name="P42">p-value=0.003<text:span text:style-name="T36">7</text:span></text:p>
      <text:p text:style-name="P52">Interpretation: the result of the one-sample t-test is statistically significant. The mean dose is significantly different from 55 m<text:span text:style-name="T37">g</text:span>/day.</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9T21:58:44.769225120</meta:creation-date>
    <dc:date>2022-06-11T23:34:30.553205498</dc:date>
    <meta:editing-duration>PT5H10M10S</meta:editing-duration>
    <meta:editing-cycles>62</meta:editing-cycles>
    <meta:generator>LibreOffice/7.3.0.3$MacOSX_X86_64 LibreOffice_project/0f246aa12d0eee4a0f7adcefbf7c878fc2238db3</meta:generator>
    <meta:document-statistic meta:table-count="0" meta:image-count="0" meta:object-count="0" meta:page-count="3" meta:paragraph-count="73" meta:word-count="811" meta:character-count="4870" meta:non-whitespace-character-count="4136"/>
  </office:meta>
</office:document-meta>
</file>